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1" svg:font-family="'Lucida Sans'" style:font-pitch="variable"/>
    <style:font-face style:name="MS Gothic" svg:font-family="'MS Gothic'"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adornments="Oblique" style:font-pitch="variable" style:font-charset="x-symbol"/>
    <style:font-face style:name="OpenSymbol2"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Tableau1" style:family="table">
      <style:table-properties style:width="19.001cm" table:align="margins"/>
    </style:style>
    <style:style style:name="Tableau1.A" style:family="table-column">
      <style:table-column-properties style:column-width="4.748cm" style:rel-column-width="16380*"/>
    </style:style>
    <style:style style:name="Tableau1.C" style:family="table-column">
      <style:table-column-properties style:column-width="4.75cm" style:rel-column-width="16386*"/>
    </style:style>
    <style:style style:name="Tableau1.D" style:family="table-column">
      <style:table-column-properties style:column-width="4.752cm" style:rel-column-width="16389*"/>
    </style:style>
    <style:style style:name="Tableau1.1" style:family="table-row">
      <style:table-row-properties style:min-row-height="3cm"/>
    </style:style>
    <style:style style:name="Tableau1.A1" style:family="table-cell">
      <style:table-cell-properties fo:padding-left="0cm" fo:padding-right="0.101cm" fo:padding-top="0.101cm" fo:padding-bottom="0.101cm" fo:border="none"/>
    </style:style>
    <style:style style:name="Tableau1.B1" style:family="table-cell">
      <style:table-cell-properties fo:padding-left="0cm" fo:padding-right="0.101cm" fo:padding-top="0.101cm" fo:padding-bottom="0.101cm" fo:border-left="0.6pt solid #b2b2b2" fo:border-right="none" fo:border-top="none" fo:border-bottom="none"/>
    </style:style>
    <style:style style:name="Tableau10" style:family="table">
      <style:table-properties style:width="19.001cm" table:align="margins"/>
    </style:style>
    <style:style style:name="Tableau10.A" style:family="table-column">
      <style:table-column-properties style:column-width="4.748cm" style:rel-column-width="16377*"/>
    </style:style>
    <style:style style:name="Tableau10.B" style:family="table-column">
      <style:table-column-properties style:column-width="4.75cm" style:rel-column-width="16383*"/>
    </style:style>
    <style:style style:name="Tableau10.D" style:family="table-column">
      <style:table-column-properties style:column-width="4.752cm" style:rel-column-width="16392*"/>
    </style:style>
    <style:style style:name="Tableau10.1" style:family="table-row">
      <style:table-row-properties style:min-row-height="3.493cm"/>
    </style:style>
    <style:style style:name="Tableau10.A1" style:family="table-cell">
      <style:table-cell-properties fo:padding-left="0cm" fo:padding-right="0.101cm" fo:padding-top="0.101cm" fo:padding-bottom="0.101cm" fo:border="none"/>
    </style:style>
    <style:style style:name="Tableau10.B1" style:family="table-cell">
      <style:table-cell-properties fo:padding-left="0cm" fo:padding-right="0.101cm" fo:padding-top="0.101cm" fo:padding-bottom="0.101cm" fo:border-left="0.6pt solid #b2b2b2" fo:border-right="none" fo:border-top="none" fo:border-bottom="none"/>
    </style:style>
    <style:style style:name="Tableau8" style:family="table">
      <style:table-properties style:width="18.971cm" fo:margin-left="0.035cm" table:align="left"/>
    </style:style>
    <style:style style:name="Tableau8.A" style:family="table-column">
      <style:table-column-properties style:column-width="6.297cm"/>
    </style:style>
    <style:style style:name="Tableau8.B" style:family="table-column">
      <style:table-column-properties style:column-width="6.35cm"/>
    </style:style>
    <style:style style:name="Tableau8.C" style:family="table-column">
      <style:table-column-properties style:column-width="6.324cm"/>
    </style:style>
    <style:style style:name="Tableau8.1" style:family="table-row">
      <style:table-row-properties style:min-row-height="0.101cm"/>
    </style:style>
    <style:style style:name="Tableau8.A1" style:family="table-cell">
      <style:table-cell-properties fo:padding-left="0cm" fo:padding-right="0.101cm" fo:padding-top="0.101cm" fo:padding-bottom="0.101cm" fo:border="none"/>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Standard">
      <style:text-properties fo:font-size="2pt" style:font-size-asian="2pt" style:font-size-complex="2pt"/>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1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Header">
      <style:text-properties fo:font-size="3pt" style:font-size-asian="4pt" style:font-size-complex="4pt"/>
    </style:style>
    <style:style style:name="P16"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8"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Standard">
      <style:text-properties fo:font-size="6pt" style:font-size-asian="6pt" style:font-size-complex="6pt"/>
    </style:style>
    <style:style style:name="P22" style:family="paragraph" style:parent-style-name="_5f_En-tête">
      <style:text-properties fo:font-size="15pt" fo:letter-spacing="-0.007cm" officeooo:rsid="002da2af" officeooo:paragraph-rsid="002da2af" style:font-size-asian="15pt" style:font-size-complex="15pt"/>
    </style:style>
    <style:style style:name="P23" style:family="paragraph" style:parent-style-name="Footer">
      <style:text-properties officeooo:rsid="00178920" officeooo:paragraph-rsid="00178920"/>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Footer">
      <style:text-properties officeooo:paragraph-rsid="002da2af"/>
    </style:style>
    <style:style style:name="P26" style:family="paragraph" style:parent-style-name="_5f_Paragraphe_20_livret_20_">
      <style:paragraph-properties fo:margin-top="0cm" fo:margin-bottom="0cm" style:contextual-spacing="false"/>
      <style:text-properties officeooo:paragraph-rsid="002da2af"/>
    </style:style>
    <style:style style:name="P27" style:family="paragraph" style:parent-style-name="_5f_Paragraphe_20_livret_20_réponse_20_élève">
      <style:paragraph-properties fo:text-align="end" style:justify-single-word="false"/>
      <style:text-properties fo:color="#b3b3b3" loext:opacity="100%" officeooo:paragraph-rsid="002da2af"/>
    </style:style>
    <style:style style:name="P28" style:family="paragraph" style:parent-style-name="_5f_Paragraphe_20_livret_20_">
      <style:paragraph-properties fo:margin-top="0.15cm" fo:margin-bottom="0.15cm" style:contextual-spacing="false" fo:text-align="start" style:justify-single-word="false"/>
      <style:text-properties officeooo:paragraph-rsid="002da2af"/>
    </style:style>
    <style:style style:name="P29" style:family="paragraph" style:parent-style-name="_5f_Paragraphe_20_livret_20_">
      <style:paragraph-properties fo:margin-top="0.15cm" fo:margin-bottom="0.101cm" style:contextual-spacing="false" fo:text-align="start" style:justify-single-word="false"/>
      <style:text-properties officeooo:paragraph-rsid="002da2af"/>
    </style:style>
    <style:style style:name="P30" style:family="paragraph" style:parent-style-name="Exo_5f_Num" style:master-page-name="_5f_Fiche_20_éditeur_20_série_20_2_20_une_20_colonne_20_impaire_20__28_G_29_">
      <style:paragraph-properties fo:margin-top="0cm" fo:margin-bottom="0cm" style:contextual-spacing="false" style:page-number="86" fo:break-before="auto" fo:break-after="auto"/>
      <style:text-properties officeooo:paragraph-rsid="002da2af"/>
    </style:style>
    <style:style style:name="P31" style:family="paragraph" style:parent-style-name="Exo_5f_Num">
      <style:paragraph-properties fo:margin-top="0.6cm" fo:margin-bottom="0cm" style:contextual-spacing="false"/>
      <style:text-properties officeooo:paragraph-rsid="002da2af"/>
    </style:style>
    <style:style style:name="P32" style:family="paragraph" style:parent-style-name="Exo_5f_Num" style:list-style-name="Num_5f_Exo">
      <style:paragraph-properties fo:margin-top="0.199cm" fo:margin-bottom="0.101cm" style:contextual-spacing="false"/>
      <style:text-properties officeooo:paragraph-rsid="003fd5d7"/>
    </style:style>
    <style:style style:name="P33" style:family="paragraph" style:parent-style-name="Exo_5f_Num" style:list-style-name="Num_5f_Exo">
      <style:paragraph-properties fo:margin-top="0.6cm" fo:margin-bottom="0.101cm" style:contextual-spacing="false"/>
      <style:text-properties officeooo:paragraph-rsid="003fd5d7"/>
    </style:style>
    <style:style style:name="P34" style:family="paragraph" style:parent-style-name="FILET_5f_POINTILLES" style:list-style-name="_5f_Numérotation_20_des_20_exercices_20_livrets">
      <style:paragraph-properties>
        <style:tab-stops>
          <style:tab-stop style:position="19.001cm" style:type="right" style:leader-style="dotted" style:leader-text="."/>
        </style:tab-stops>
      </style:paragraph-properties>
      <style:text-properties officeooo:paragraph-rsid="003a92ad"/>
    </style:style>
    <style:style style:name="P35" style:family="paragraph" style:parent-style-name="Table_20_Contents" style:list-style-name="liste_5f_abc">
      <style:text-properties officeooo:paragraph-rsid="002da2af"/>
    </style:style>
    <style:style style:name="P36" style:family="paragraph" style:parent-style-name="Table_20_Contents" style:list-style-name="liste_5f_abc">
      <loext:graphic-properties draw:fill="none"/>
      <style:paragraph-properties fo:margin-left="0.101cm" fo:margin-right="0cm" fo:margin-top="0cm" fo:margin-bottom="0.212cm" style:contextual-spacing="false" fo:text-indent="0cm" style:auto-text-indent="false" fo:background-color="transparent" text:number-lines="false" text:line-number="0"/>
      <style:text-properties officeooo:rsid="001d9659" officeooo:paragraph-rsid="002da2af"/>
    </style:style>
    <style:style style:name="P37" style:family="paragraph" style:parent-style-name="Table_20_Contents" style:list-style-name="liste_5f_abc">
      <loext:graphic-properties draw:fill="none"/>
      <style:paragraph-properties fo:margin-left="0.101cm" fo:margin-right="0cm" fo:margin-top="0cm" fo:margin-bottom="0.199cm" style:contextual-spacing="false" fo:text-indent="0cm" style:auto-text-indent="false" fo:background-color="transparent" text:number-lines="false" text:line-number="0"/>
      <style:text-properties officeooo:rsid="001d9659" officeooo:paragraph-rsid="002da2af"/>
    </style:style>
    <style:style style:name="P38" style:family="paragraph" style:parent-style-name="Table_20_Contents" style:list-style-name="liste_5f_abc">
      <style:text-properties officeooo:rsid="001d9659" officeooo:paragraph-rsid="002da2af"/>
    </style:style>
    <style:style style:name="P39" style:family="paragraph" style:parent-style-name="_5f_Paragraphe_20_livret_20_" style:list-style-name="liste_5f_abc">
      <style:paragraph-properties fo:margin-top="0.18cm" fo:margin-bottom="0.15cm" style:contextual-spacing="false"/>
      <style:text-properties officeooo:paragraph-rsid="002da2af"/>
    </style:style>
    <style:style style:name="P40" style:family="paragraph" style:parent-style-name="_5f_Paragraphe_20_livret_20_" style:list-style-name="liste_5f_abc">
      <style:paragraph-properties fo:margin-top="0cm" fo:margin-bottom="0.101cm" style:contextual-spacing="false"/>
      <style:text-properties officeooo:paragraph-rsid="002da2af"/>
    </style:style>
    <style:style style:name="P41" style:family="paragraph" style:parent-style-name="_5f_Paragraphe_20_livret_20_" style:list-style-name="_5f_Numérotation_20_des_20_exercices_20_livrets">
      <style:paragraph-properties fo:margin-top="0cm" fo:margin-bottom="0.101cm" style:contextual-spacing="false"/>
      <style:text-properties officeooo:paragraph-rsid="002da2af"/>
    </style:style>
    <style:style style:name="P42" style:family="paragraph" style:parent-style-name="_5f_Paragraphe_20_livret_20_" style:list-style-name="_5f_Numérotation_20_des_20_exercices_20_livrets">
      <style:text-properties officeooo:paragraph-rsid="002da2af"/>
    </style:style>
    <style:style style:name="P43" style:family="paragraph" style:parent-style-name="_5f_Paragraphe_20_livret_20_" style:list-style-name="liste_5f_abc">
      <style:paragraph-properties fo:margin-top="0.3cm" fo:margin-bottom="0.101cm" style:contextual-spacing="false">
        <style:tab-stops>
          <style:tab-stop style:position="19.001cm" style:type="right" style:leader-style="dotted" style:leader-text="."/>
        </style:tab-stops>
      </style:paragraph-properties>
      <style:text-properties officeooo:paragraph-rsid="002da2af"/>
    </style:style>
    <style:style style:name="P44" style:family="paragraph" style:parent-style-name="_5f_Paragraphe_20_livret_20_réponse_20_élève" style:list-style-name="liste_5f_abc" style:master-page-name="">
      <loext:graphic-properties draw:fill="none"/>
      <style:paragraph-properties fo:margin-top="0cm" fo:margin-bottom="0cm" style:contextual-spacing="false" style:line-height-at-least="0.7cm" fo:text-align="end" style:justify-single-word="false" style:page-number="auto" fo:background-color="transparent" style:shadow="none">
        <style:tab-stops/>
      </style:paragraph-properties>
      <style:text-properties officeooo:paragraph-rsid="002da2af"/>
    </style:style>
    <style:style style:name="P45" style:family="paragraph" style:parent-style-name="_5f_Paragraphe_20_livret_20_réponse_20_élève" style:list-style-name="liste_5f_abc">
      <loext:graphic-properties draw:fill="none"/>
      <style:paragraph-properties fo:margin-top="0cm" fo:margin-bottom="0cm" style:contextual-spacing="false" style:line-height-at-least="0.7cm" fo:text-align="end" style:justify-single-word="false" fo:background-color="transparent" style:shadow="none">
        <style:tab-stops/>
      </style:paragraph-properties>
      <style:text-properties officeooo:paragraph-rsid="002da2af"/>
    </style:style>
    <style:style style:name="P46" style:family="paragraph" style:parent-style-name="_5f_Paragraphe_20_livret_20_réponse_20_élève" style:list-style-name="_5f_Numérotation_20_des_20_exercices_20_livrets">
      <style:paragraph-properties style:line-height-at-least="0.499cm"/>
      <style:text-properties officeooo:paragraph-rsid="002da2af"/>
    </style:style>
    <style:style style:name="P47" style:family="paragraph" style:parent-style-name="_5f_Pied_20_de_20_page" style:list-style-name="">
      <style:paragraph-properties fo:text-align="end" style:justify-single-word="false"/>
    </style:style>
    <style:style style:name="P48" style:family="paragraph" style:parent-style-name="_5f_Pied_20_de_20_page">
      <style:paragraph-properties fo:text-align="end" style:justify-single-word="false"/>
    </style:style>
    <style:style style:name="P49" style:family="paragraph" style:parent-style-name="_5f_Pied_20_de_20_page" style:list-style-name=""/>
    <style:style style:name="P5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3" style:family="paragraph">
      <style:paragraph-properties fo:text-align="center"/>
    </style:style>
    <style:style style:name="P5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5" style:family="paragraph">
      <loext:graphic-properties draw:fill="solid" draw:fill-color="#1ca2b8"/>
    </style:style>
    <style:style style:name="P56" style:family="paragraph">
      <style:paragraph-properties fo:margin-left="0cm" fo:margin-right="0cm" fo:margin-top="0cm" fo:margin-bottom="0cm" fo:line-height="100%" fo:text-align="start" fo:text-indent="0cm"/>
    </style:style>
    <style:style style:name="P57" style:family="paragraph">
      <loext:graphic-properties draw:fill="none" draw:fill-color="#ffff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58"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6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6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6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38b99f"/>
    </style:style>
    <style:style style:name="T6" style:family="text">
      <style:text-properties officeooo:rsid="002da2af"/>
    </style:style>
    <style:style style:name="T7" style:family="text">
      <style:text-properties fo:color="#b3b3b3" loext:opacity="100%"/>
    </style:style>
    <style:style style:name="T8" style:family="text">
      <style:text-properties style:use-window-font-color="true" loext:opacity="0%"/>
    </style:style>
    <style:style style:name="T9" style:family="text">
      <style:text-properties style:use-window-font-color="true" loext:opacity="0%" style:text-position="sub 58%"/>
    </style:style>
    <style:style style:name="T10" style:family="text">
      <style:text-properties fo:font-style="italic" style:font-style-asian="italic" style:font-style-complex="italic"/>
    </style:style>
    <style:style style:name="T11" style:family="text">
      <style:text-properties fo:font-style="italic" officeooo:rsid="000af91e" style:font-style-asian="italic" style:font-style-complex="italic"/>
    </style:style>
    <style:style style:name="T12" style:family="text">
      <style:text-properties fo:color="#000000" loext:opacity="100%" fo:font-weight="normal" style:font-weight-asian="normal" style:font-weight-complex="normal"/>
    </style:style>
    <style:style style:name="T13" style:family="text">
      <style:text-properties fo:color="#000000" loext:opacity="100%" fo:font-weight="bold" style:font-weight-asian="bold" style:font-weight-complex="bold"/>
    </style:style>
    <style:style style:name="T14" style:family="text">
      <style:text-properties fo:color="#000000" loext:opacity="100%" style:font-name="Bitstream Vera Sans2" fo:font-size="10pt" fo:font-weight="normal" officeooo:rsid="003fd5d7" style:font-size-asian="10.5pt" style:font-weight-asian="normal" style:font-weight-complex="normal"/>
    </style:style>
    <style:style style:name="T15" style:family="text">
      <style:text-properties fo:color="#52cc00" loext:opacity="100%"/>
    </style:style>
    <style:style style:name="T16" style:family="text">
      <style:text-properties fo:color="#52cc00" loext:opacity="100%" fo:font-weight="bold" style:font-weight-asian="bold" style:font-weight-complex="bold"/>
    </style:style>
    <style:style style:name="T17" style:family="text">
      <style:text-properties fo:color="#52cc00" loext:opacity="100%" fo:font-weight="bold" officeooo:rsid="001d9659"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1d9659"/>
    </style:style>
    <style:style style:name="T20" style:family="text">
      <style:text-properties style:text-position="sub 58%"/>
    </style:style>
    <style:style style:name="T21" style:family="text">
      <style:text-properties style:font-name="OpenSymbol" fo:font-size="12pt" style:font-name-asian="OpenSymbol" style:font-size-asian="12pt" style:font-name-complex="OpenSymbol" style:font-size-complex="12pt"/>
    </style:style>
    <style:style style:name="T22" style:family="text">
      <style:text-properties style:text-position="0% 100%" style:font-name-asian="OpenSymbol2" style:font-style-asian="normal" style:font-name-complex="OpenSymbol2" style:font-style-complex="normal"/>
    </style:style>
    <style:style style:name="T23"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4" style:family="text">
      <style:text-properties fo:color="#ffffff" loext:opacity="100%" style:font-name="Bitstream Vera Sans1" fo:font-size="16pt" fo:font-weight="bold" style:font-size-asian="16pt" style:font-weight-asian="bold" style:font-size-complex="16pt" style:font-weight-complex="bold"/>
    </style:style>
    <style:style style:name="T25" style:family="text">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1% 58%" style:font-name="Bitstream Vera Sans2"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8"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fr1" style:family="graphic" style:parent-style-name="Frameformat">
      <style:graphic-properties fo:margin-left="0cm" fo:margin-right="0cm" fo:margin-top="0cm" fo:margin-bottom="0cm" style:vertical-pos="from-top" style:horizontal-pos="center" style:horizontal-rel="paragraph-content" fo:padding="0.101cm" fo:border="0.6pt solid #1ca2b8" style:shadow="none" draw:shadow-opacity="100%"/>
    </style:style>
    <style:style style:name="fr2" style:family="graphic" style:parent-style-name="Frameformat">
      <style:graphic-properties fo:margin-left="0cm" fo:margin-right="0cm" fo:margin-top="0cm" fo:margin-bottom="0cm" style:vertical-pos="from-top" style:horizontal-pos="center" style:horizontal-rel="paragraph-content" fo:background-color="transparent" draw:fill="none" draw:fill-color="#ffffff" fo:padding="0.101cm" fo:border="0.6pt solid #1ca2b8" style:shadow="none" draw:shadow-opacity="100%"/>
    </style:style>
    <style:style style:name="fr3" style:family="graphic" style:parent-style-name="Frameformat">
      <style:graphic-properties fo:margin-left="0cm" fo:margin-right="0cm" fo:margin-top="0cm" fo:margin-bottom="0cm" style:vertical-pos="from-top" style:horizontal-pos="center" style:horizontal-rel="paragraph-content" draw:fill-image-width="0cm" draw:fill-image-height="0cm" fo:padding="0.101cm" fo:border="0.6pt solid #1ca2b8" style:shadow="none" draw:shadow-opacity="100%"/>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gr1" style:family="graphic">
      <style:graphic-properties draw:stroke="none" svg:stroke-width="0.019cm" svg:stroke-color="#000000" draw:marker-start-width="0.3cm" draw:marker-start-center="false" draw:marker-end-width="0.3cm" draw:marker-end-center="false" draw:fill="none" draw:fill-color="#ffffff" draw:textarea-horizontal-align="justify" fo:min-height="1.236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paragraph-properties style:writing-mode="lr-tb"/>
    </style:style>
    <style:style style:name="gr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22cm" fo:min-width="0.965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22cm" fo:min-width="0.963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draw:stroke-dash="Dashed_20__28_var_29__20_7200"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9" style:family="graphic">
      <style:graphic-properties draw:stroke="solid"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 style:family="graphic">
      <style:graphic-properties draw:stroke="solid" svg:stroke-width="0.019cm" svg:stroke-color="#000000" draw:marker-start-width="0.259cm" draw:marker-start-center="false" draw:marker-end-width="0.25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solid" draw:stroke-dash="Dashed_20__28_var_29__20_7201"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2" style:family="graphic">
      <style:graphic-properties draw:stroke="solid" draw:stroke-dash="Dashed_20__28_var_29__20_7202" svg:stroke-width="0.03cm" svg:stroke-color="#9d0f89"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3" style:family="graphic">
      <style:graphic-properties draw:stroke="solid" draw:stroke-dash="Dashed_20__28_var_29__20_7203" svg:stroke-width="0.03cm" svg:stroke-color="#9d0f89"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4" style:family="graphic">
      <style:graphic-properties draw:stroke="solid" draw:stroke-dash="Dashed_20__28_var_29__20_7204" svg:stroke-width="0.03cm" svg:stroke-color="#d3802b" draw:marker-start-width="0.319cm" draw:marker-start-center="false" draw:marker-end-width="0.319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5" style:family="graphic">
      <style:graphic-properties draw:stroke="solid" draw:stroke-dash="Dashed_20__28_var_29__20_7205" svg:stroke-width="0.03cm" svg:stroke-color="#d3802b" draw:marker-start-width="0.335cm" draw:marker-start-center="false" draw:marker-end-width="0.335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6" style:family="graphic">
      <style:graphic-properties draw:stroke="solid" draw:stroke-dash="Dashed_20__28_var_29__20_7206"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7" style:family="graphic">
      <style:graphic-properties style:run-through="foreground" style:vertical-pos="from-top" style:vertical-rel="paragraph" style:horizontal-pos="from-left" style:horizontal-rel="paragraph"/>
    </style:style>
    <style:style style:name="gr18"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vertical-pos="from-top" style:vertical-rel="paragraph" style:horizontal-pos="from-left" style:horizontal-rel="paragraph"/>
    </style:style>
    <style:style style:name="gr20"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415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paragraph-properties style:writing-mode="lr-tb"/>
    </style:style>
    <style:style style:name="gr21"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593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style:run-through="foreground"/>
    </style:style>
    <style:style style:name="gr23"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706cm"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none" svg:stroke-width="0.019cm" svg:stroke-color="#000000" draw:marker-start-width="0.3cm" draw:marker-start-center="false" draw:marker-end-width="0.3cm" draw:marker-end-center="false" draw:fill="none" draw:fill-color="#ffffff" fo:min-height="0.413cm" draw:shadow="hidden" draw:shadow-offset-x="0.3cm" draw:shadow-offset-y="0.3cm" draw:shadow-color="#808080" style:run-through="foreground"/>
      <style:paragraph-properties style:writing-mode="lr-tb"/>
    </style:style>
    <style:style style:name="gr28" style:family="graphic">
      <style:graphic-properties draw:stroke="none" svg:stroke-width="0.019cm" svg:stroke-color="#000000" draw:marker-start-width="0.3cm" draw:marker-start-center="false" draw:marker-end-width="0.3cm" draw:marker-end-center="false" draw:fill="none" draw:fill-color="#ffffff" draw:textarea-horizontal-align="justify" fo:min-height="1.647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none" svg:stroke-width="0.019cm" svg:stroke-color="#000000" draw:marker-start-width="0.3cm" draw:marker-start-center="false" draw:marker-end-width="0.3cm" draw:marker-end-center="false" draw:fill="none" draw:fill-color="#ffffff" draw:textarea-horizontal-align="justify" fo:min-height="1.236cm" fo:padding-top="0.125cm" fo:padding-bottom="0.125cm" fo:padding-left="0.25cm" fo:padding-right="0.25cm" draw:shadow="hidden" draw:shadow-offset-x="0.3cm" draw:shadow-offset-y="0.3cm" draw:shadow-color="#808080" style:run-through="foreground"/>
      <style:paragraph-properties style:writing-mode="lr-tb"/>
    </style:style>
    <style:style style:name="gr30"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415cm" fo:padding-top="0.125cm" fo:padding-bottom="0.125cm" fo:padding-left="0.25cm" fo:padding-right="0.25cm" draw:shadow="hidden" draw:shadow-offset-x="0.3cm" draw:shadow-offset-y="0.3cm" draw:shadow-color="#808080" style:run-through="foreground"/>
      <style:paragraph-properties style:writing-mode="lr-tb"/>
    </style:style>
    <style:style style:name="gr31"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style:run-through="foreground"/>
      <style:paragraph-properties style:writing-mode="lr-tb"/>
    </style:style>
    <style:style style:name="gr3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0879320" text:style-name="Num_5f_Exo">
        <text:list-item>
          <text:h text:style-name="P30" text:outline-level="1"> Observe le codage du dessin puis complète par : <draw:frame draw:style-name="fr3" draw:name="Cadre13" text:anchor-type="as-char" svg:y="-0.543cm" svg:width="2.055cm" draw:z-index="3"><draw:text-box fo:min-height="0.651cm"><text:p text:style-name="_5f_Paragraphe_20_livret_20_">parallèles</text:p></draw:text-box></draw:frame><text:s/><draw:frame draw:style-name="fr2" draw:name="Cadre14" text:anchor-type="as-char" svg:y="-0.543cm" svg:width="3.371cm" draw:z-index="4"><draw:text-box fo:min-height="0.651cm"><text:p text:style-name="_5f_Paragraphe_20_livret_20_">perpendiculaires</text:p></draw:text-box></draw:frame><text:s/><draw:frame draw:style-name="fr1" draw:name="Cadre15" text:anchor-type="as-char" svg:y="-0.515cm" svg:width="3.401cm" draw:z-index="5"><draw:text-box fo:min-height="1.05cm"><text:p text:style-name="_5f_Paragraphe_20_livret_20_">sécantes et non perpendiculaires</text:p></draw:text-box></draw:frame>.</text:h>
        </text:list-item>
      </text:list>
      <text:p text:style-name="P26"><text:span text:style-name="T10">Les droites de même </text:span><text:span text:style-name="T11">couleur</text:span><text:span text:style-name="T10"> sont parallèles. <text:s/></text:span><text:s text:c="3"/><text:span text:style-name="T8"><text:s/></text:span></text:p>
      <text:list xml:id="list2900747782" text:style-name="liste_5f_abc">
        <text:list-item>
          <text:p text:style-name="P44"><draw:g text:anchor-type="paragraph" draw:z-index="17" draw:name="Forme5" draw:style-name="gr5"><draw:frame draw:style-name="gr6" draw:text-style-name="P57" svg:width="1.467cm" svg:height="0.673cm" svg:x="3.437cm" svg:y="4.486cm"><draw:text-box><text:p text:style-name="P56"><text:span text:style-name="T25">(d</text:span><text:span text:style-name="T26">5</text:span><text:span text:style-name="T25">)</text:span></text:p></draw:text-box></draw:frame><draw:frame draw:style-name="gr7" draw:text-style-name="P57" svg:width="1.465cm" svg:height="0.673cm" svg:x="2.187cm" svg:y="4.255cm"><draw:text-box><text:p text:style-name="P56"><text:span text:style-name="T25">(d</text:span><text:span text:style-name="T26">6</text:span><text:span text:style-name="T25">)</text:span></text:p></draw:text-box></draw:frame><draw:frame draw:style-name="gr6" draw:text-style-name="P57" svg:width="1.467cm" svg:height="0.673cm" svg:x="1.178cm" svg:y="4.026cm"><draw:text-box><text:p text:style-name="P56"><text:span text:style-name="T25">(d</text:span><text:span text:style-name="T26">7</text:span><text:span text:style-name="T25">)</text:span></text:p></draw:text-box></draw:frame><draw:frame draw:style-name="gr6" draw:text-style-name="P57" svg:width="1.467cm" svg:height="0.673cm" svg:x="5.425cm" svg:y="4.345cm"><draw:text-box><text:p text:style-name="P56"><text:span text:style-name="T25">(d</text:span><text:span text:style-name="T26">3</text:span><text:span text:style-name="T25">)</text:span></text:p></draw:text-box></draw:frame><draw:frame draw:style-name="gr6" draw:text-style-name="P57" svg:width="1.467cm" svg:height="0.673cm" svg:x="-0.011cm" svg:y="3.717cm"><draw:text-box><text:p text:style-name="P56"><text:span text:style-name="T25">(d</text:span><text:span text:style-name="T26">8</text:span><text:span text:style-name="T25">)</text:span></text:p></draw:text-box></draw:frame><draw:frame draw:style-name="gr6" draw:text-style-name="P57" svg:width="1.467cm" svg:height="0.673cm" svg:x="5.427cm" svg:y="2.059cm"><draw:text-box><text:p text:style-name="P56"><text:span text:style-name="T25">(d</text:span><text:span text:style-name="T26">1</text:span><text:span text:style-name="T25">)</text:span></text:p></draw:text-box></draw:frame><draw:frame draw:style-name="gr6" draw:text-style-name="P57" svg:width="1.467cm" svg:height="0.673cm" svg:x="4.577cm" svg:y="4.756cm"><draw:text-box><text:p text:style-name="P56"><text:span text:style-name="T25">(d</text:span><text:span text:style-name="T26">4</text:span><text:span text:style-name="T25">)</text:span></text:p></draw:text-box></draw:frame><draw:frame draw:style-name="gr6" draw:text-style-name="P57" svg:width="1.467cm" svg:height="0.673cm" svg:x="5.425cm" svg:y="3.313cm"><draw:text-box><text:p text:style-name="P56"><text:span text:style-name="T25">(d</text:span><text:span text:style-name="T26">2</text:span><text:span text:style-name="T25">)</text:span></text:p></draw:text-box></draw:frame><draw:path draw:style-name="gr8" draw:text-style-name="P58" svg:width="3.857cm" svg:height="3.846cm" svg:x="0.619cm" svg:y="0.554cm" svg:viewBox="0 0 3858 3847" svg:d="M0 3847c97-116 232-182 313-323 77-134 289-150 345-301 55-148 195-178 301-257 124-92 196-230 301-334 111-110 212-228 324-335 111-105 185-243 312-334 132-95 267-199 357-335 92-139 243-209 345-334 95-116 203-221 290-346 94-135 233-237 346-357 109-116 213-242 346-334l111-112 112-111 55-34"><text:p/></draw:path><draw:path draw:style-name="gr9" draw:text-style-name="P58" svg:width="4.57cm" svg:height="4.626cm" svg:x="1.083cm" svg:y="0.585cm" svg:viewBox="0 0 4571 4627" svg:d="M0 0c70 158 271 157 345 312 59 125 124 259 235 346 114 90 241 176 323 301 87 132 222 219 346 312 135 100 236 229 356 346 114 111 241 211 357 323 111 107 179 259 301 357 135 109 154 290 301 390 118 80 256 139 346 256 94 121 245 179 346 290 109 120 227 233 334 357 102 119 229 217 346 324 113 104 157 269 301 345 143 75 192 236 312 335l22 33"><text:p/></draw:path><draw:polyline draw:style-name="gr10" draw:text-style-name="P58" svg:width="0.122cm" svg:height="0.244cm" svg:x="2.891cm" svg:y="2.146cm" svg:viewBox="0 0 123 245" draw:points="0,0 123,111 0,245"><text:p/></draw:polyline><draw:path draw:style-name="gr11" draw:text-style-name="P58" svg:width="1.326cm" svg:height="4.37cm" svg:x="3.018cm" svg:y="0.464cm" svg:viewBox="0 0 1327 4371" svg:d="M0 4371c14-129 83-240 145-357 58-108 57-237 89-357 32-123 17-259 78-368 71-127 93-234 134-356 42-124 98-242 156-357s117-232 122-368c5-123 43-247 101-357 60-115 58-246 89-368 32-128 93-242 134-368 41-125 80-246 122-368 41-119 63-244 79-368 16-122 62-236 78-357v-22"><text:p/></draw:path><draw:polyline draw:style-name="gr10" draw:text-style-name="P58" svg:width="0.245cm" svg:height="0.222cm" svg:x="3.884cm" svg:y="2.003cm" svg:viewBox="0 0 246 223" draw:points="0,166 188,223 246,0"><text:p/></draw:polyline><draw:polyline draw:style-name="gr10" draw:text-style-name="P58" svg:width="0.244cm" svg:height="0.167cm" svg:x="3.048cm" svg:y="3.819cm" svg:viewBox="0 0 245 168" draw:points="245,45 45,0 0,168"><text:p/></draw:polyline><draw:path draw:style-name="gr12" draw:text-style-name="P58" svg:width="5.374cm" svg:height="1.705cm" svg:x="0.672cm" svg:y="0.919cm" svg:viewBox="0 0 5375 1706" svg:d="M0 0c139-6 234 84 379 100 128 14 218 154 346 179 131 25 242 77 368 111 120 32 241 77 368 89 123 12 241 57 357 112 117 56 245 82 368 134 112 47 232 56 356 78 126 22 245 27 357 122 179 34 199 63 324 78 138 17 289 132 423 157 116 21 231 60 346 89 126 32 243 102 368 145 140 48 266 116 412 145 125 25 236 105 368 111l123 22 112 34"><text:p/></draw:path><draw:path draw:style-name="gr13" draw:text-style-name="P58" svg:width="5.374cm" svg:height="1.705cm" svg:x="0.628cm" svg:y="3.198cm" svg:viewBox="0 0 5375 1706" svg:d="M0 0c139-6 234 84 379 100 128 14 218 154 346 179 131 25 242 77 368 111 120 32 241 77 368 89 123 12 241 57 357 112 117 56 245 82 368 134 112 47 232 56 356 78 126 22 245 39 357 134 96 81 197 85 322 100 138 17 291 98 425 123 116 21 231 60 346 89 126 32 243 102 368 145 140 48 266 116 412 145 125 25 236 105 368 111l123 22 112 34"><text:p/></draw:path><draw:path draw:style-name="gr14" draw:text-style-name="P58" svg:width="0.434cm" svg:height="4.214cm" svg:x="2.178cm" svg:y="0.317cm" svg:viewBox="0 0 435 4215" svg:d="M435 0c-12 118-38 238-23 357 16 122-55 230-67 346-13 121 0 245 0 368-1 125-42 246-67 368-24 120-17 246-55 368-36 117-10 244-11 367-1 118-50 238-44 357 7 124-47 269-45 391 2 129-68 210-45 334 23 123-55 216-34 335 20 116-1 237 0 356v112l-22 123-22 33"><text:p/></draw:path><draw:path draw:style-name="gr15" draw:text-style-name="P58" svg:width="0.434cm" svg:height="4.214cm" svg:x="4.378cm" svg:y="0.778cm" svg:viewBox="0 0 435 4215" svg:d="M435 0c-12 118-38 238-23 357 16 122-55 230-67 346-13 121 0 245 0 368-1 125-42 246-67 368-24 120-17 246-55 368-36 117-10 244-11 367-1 118-6 238 0 357 7 124-59 257-57 379 2 129-22 245-11 368 10 120-88 170-67 289 20 116-34 261-33 380v112l-22 123-22 33"><text:p/></draw:path><draw:path draw:style-name="gr16" draw:text-style-name="P58" svg:width="5.374cm" svg:height="1.705cm" svg:x="0.336cm" svg:y="2.205cm" svg:viewBox="0 0 5375 1706" svg:d="M0 0c139-6 178 130 323 146 128 14 274 108 402 133 131 25 275 11 401 45 120 32 208 143 335 155 123 12 241 57 357 112 117 56 245 82 368 134 112 47 221 68 345 90 126 22 256 15 368 110 179 34 199 63 324 78 138 17 333 88 467 113 116 21 187 104 302 133 126 32 243 102 368 145 140 48 266 116 412 145 125 25 236 105 368 111l123 22 112 34"><text:p/></draw:path></draw:g><text:span text:style-name="T8">(d</text:span><text:span text:style-name="T9">1</text:span><text:span text:style-name="T8">) et (d</text:span><text:span text:style-name="T9">6</text:span><text:span text:style-name="T8">) sont</text:span> <text:span text:style-name="T7">................................................…….....................</text:span></text:p>
        </text:list-item>
        <text:list-item>
          <text:p text:style-name="P45"><text:span text:style-name="T8">(d</text:span><text:span text:style-name="T9">1</text:span><text:span text:style-name="T8">) et (d</text:span><text:span text:style-name="T9">3</text:span><text:span text:style-name="T8">) sont</text:span> <text:span text:style-name="T7">...........................................................................</text:span></text:p>
        </text:list-item>
        <text:list-item>
          <text:p text:style-name="P45"><text:span text:style-name="T8">(d</text:span><text:span text:style-name="T9">1</text:span><text:span text:style-name="T8">) et (d</text:span><text:span text:style-name="T9">2</text:span><text:span text:style-name="T8">) sont</text:span> <text:span text:style-name="T7">...........................................................................</text:span></text:p>
        </text:list-item>
        <text:list-item>
          <text:p text:style-name="P45"><text:span text:style-name="T8">(d</text:span><text:span text:style-name="T9">5</text:span><text:span text:style-name="T8">) et (d</text:span><text:span text:style-name="T9">7</text:span><text:span text:style-name="T8">) sont</text:span> <text:span text:style-name="T7">...........................................................................</text:span></text:p>
        </text:list-item>
        <text:list-item>
          <text:p text:style-name="P45"><text:span text:style-name="T8">(d</text:span><text:span text:style-name="T9">6</text:span><text:span text:style-name="T8">) et (d</text:span><text:span text:style-name="T9">7</text:span><text:span text:style-name="T8">) sont</text:span> <text:span text:style-name="T7">...........................................................................</text:span></text:p>
        </text:list-item>
        <text:list-item>
          <text:p text:style-name="P45"><text:span text:style-name="T8">(d</text:span><text:span text:style-name="T9">4</text:span><text:span text:style-name="T8">) et (d</text:span><text:span text:style-name="T9">8</text:span><text:span text:style-name="T8">) sont</text:span> <text:span text:style-name="T7">.....................................................................…...</text:span></text:p>
        </text:list-item>
        <text:list-item>
          <text:p text:style-name="P45"><text:span text:style-name="T8">(d</text:span><text:span text:style-name="T9">3</text:span><text:span text:style-name="T8">) et (d</text:span><text:span text:style-name="T9">6</text:span><text:span text:style-name="T8">) sont</text:span> <text:span text:style-name="T7">........................................................................…</text:span></text:p>
        </text:list-item>
      </text:list>
      <text:p text:style-name="P27"/>
      <text:list xml:id="list215711237148652" text:continue-list="list300879320" text:style-name="Num_5f_Exo">
        <text:list-item>
          <text:h text:style-name="P32" text:outline-level="1"><draw:g text:anchor-type="paragraph" draw:z-index="7" draw:name="Forme6" draw:style-name="gr5"><draw:line draw:style-name="gr18" draw:text-style-name="P61" svg:x1="10.306cm" svg:y1="2.242cm" svg:x2="12.449cm" svg:y2="4.046cm"><text:p/></draw:line><draw:frame draw:style-name="gr31" draw:text-style-name="P62" svg:width="0.71cm" svg:height="0.477cm" draw:transform="rotate (-0.699178898348929) translate (12.3648611111111cm 3.34080555555556cm)"><draw:text-box><text:p text:style-name="P51"><text:span text:style-name="T28">(d')</text:span></text:p></draw:text-box></draw:frame><draw:line draw:style-name="gr18" draw:text-style-name="P61" svg:x1="11.576cm" svg:y1="3.773cm" svg:x2="12.977cm" svg:y2="1.346cm"><text:p/></draw:line><draw:frame draw:style-name="gr31" draw:text-style-name="P62" svg:width="0.578cm" svg:height="0.477cm" draw:transform="rotate (1.0456267548698) translate (12.3489861111111cm 1.55045833333333cm)"><draw:text-box><text:p text:style-name="P51"><text:span text:style-name="T28">(d)</text:span></text:p></draw:text-box></draw:frame><draw:line draw:style-name="gr18" draw:text-style-name="P61" svg:x1="11.592cm" svg:y1="2.145cm" svg:x2="11.791cm" svg:y2="2.346cm"><text:p/></draw:line><draw:line draw:style-name="gr18" draw:text-style-name="P61" svg:x1="11.592cm" svg:y1="2.346cm" svg:x2="11.791cm" svg:y2="2.145cm"><text:p/></draw:line><draw:frame draw:style-name="gr31" draw:text-style-name="P62" svg:width="0.325cm" svg:height="0.477cm" svg:x="11.558cm" svg:y="1.635cm"><draw:text-box><text:p text:style-name="P51"><text:span text:style-name="T28">A</text:span></text:p></draw:text-box></draw:frame><draw:frame draw:style-name="gr31" draw:text-style-name="P62" svg:width="0.325cm" svg:height="0.477cm" svg:x="11.558cm" svg:y="1.635cm"><draw:text-box><text:p text:style-name="P51"><text:span text:style-name="T28">A</text:span></text:p></draw:text-box></draw:frame></draw:g><draw:g text:anchor-type="paragraph" draw:z-index="10" draw:name="Forme7" draw:style-name="gr5"><draw:frame draw:style-name="gr23" draw:text-style-name="P52" svg:width="1.609cm" svg:height="0.664cm" draw:transform="rotate (-0.689055988687361) translate (16.2789305555556cm 3.127375cm)"><draw:text-box><text:p text:style-name="P51"><text:span text:style-name="T23">(d'')</text:span></text:p></draw:text-box></draw:frame><draw:line draw:style-name="gr18" draw:text-style-name="P59" svg:x1="14.73cm" svg:y1="2.517cm" svg:x2="16.491cm" svg:y2="3.993cm"><text:p/></draw:line><draw:line draw:style-name="gr18" draw:text-style-name="P59" svg:x1="15.784cm" svg:y1="3.932cm" svg:x2="17.441cm" svg:y2="1.464cm"><text:p/></draw:line><draw:line draw:style-name="gr26" draw:text-style-name="P59" svg:x1="14.658cm" svg:y1="2.701cm" svg:x2="18.382cm" svg:y2="1.748cm"><text:p/></draw:line><draw:frame draw:style-name="gr23" draw:text-style-name="P60" svg:width="0.299cm" svg:height="0.664cm" svg:x="17.36cm" svg:y="2.584cm"><draw:text-box><text:p text:style-name="P51"><text:span text:style-name="T27">A</text:span></text:p></draw:text-box></draw:frame><draw:frame draw:style-name="gr23" draw:text-style-name="P52" svg:width="1.251cm" svg:height="0.664cm" draw:transform="rotate (0.253945406165175) translate (17.5683333333333cm 1.43404166666667cm)"><draw:text-box><text:p text:style-name="P51"><text:span text:style-name="T23">(d)</text:span></text:p></draw:text-box></draw:frame><draw:frame draw:style-name="gr23" draw:text-style-name="P52" svg:width="1.235cm" svg:height="0.664cm" draw:transform="rotate (0.981573171321611) translate (16.5223472222222cm 1.75506944444444cm)"><draw:text-box><text:p text:style-name="P51"><text:span text:style-name="T23">(d')</text:span></text:p></draw:text-box></draw:frame><draw:g draw:style-name="gr22"><draw:line draw:style-name="gr18" draw:text-style-name="P59" svg:x1="17.271cm" svg:y1="3.122cm" svg:x2="17.47cm" svg:y2="3.321cm"><text:p/></draw:line><draw:line draw:style-name="gr18" draw:text-style-name="P59" svg:x1="17.271cm" svg:y1="3.321cm" svg:x2="17.47cm" svg:y2="3.122cm"><text:p/></draw:line></draw:g></draw:g> Dans chaque cas, trace d’abord, <text:span text:style-name="T13">à main levée</text:span>, la droite perpendiculaire à la droite (d) passant par le point A, puis reprends la construction <text:span text:style-name="T13">avec l’équerre et la règle</text:span><text:span text:style-name="T12"> </text:span><text:span text:style-name="T14">pour vérifier ton tracé</text:span><text:span text:style-name="T12">.</text:span></text:h>
        </text:list-item>
      </text:list>
      <table:table table:name="Tableau1" table:style-name="Tableau1">
        <table:table-column table:style-name="Tableau1.A" table:number-columns-repeated="2"/>
        <table:table-column table:style-name="Tableau1.C"/>
        <table:table-column table:style-name="Tableau1.D"/>
        <table:table-header-rows>
          <table:table-row table:style-name="Tableau1.1">
            <table:table-cell table:style-name="Tableau1.A1" office:value-type="string">
              <text:list xml:id="list215711744848363" text:continue-list="list2900747782" text:style-name="liste_5f_abc">
                <text:list-item>
                  <text:list>
                    <text:list-item>
                      <text:p text:style-name="P35"><draw:g text:anchor-type="paragraph" draw:z-index="9" draw:name="Forme8" draw:style-name="gr5"><draw:line draw:style-name="gr18" draw:text-style-name="P61" svg:x1="1.729cm" svg:y1="2.977cm" svg:x2="3.64cm" svg:y2="0.246cm"><text:p/></draw:line><draw:frame draw:style-name="gr27" draw:text-style-name="P62" svg:width="0.581cm" svg:height="0.414cm" draw:transform="rotate (0.958360292270086) translate (2.87513888888889cm 0.518583333333333cm)"><draw:text-box><text:p text:style-name="P51"><text:span text:style-name="T28">(d)</text:span></text:p></draw:text-box></draw:frame><draw:line draw:style-name="gr18" draw:text-style-name="P61" svg:x1="1.409cm" svg:y1="0.763cm" svg:x2="1.608cm" svg:y2="0.962cm"><text:p/></draw:line><draw:line draw:style-name="gr18" draw:text-style-name="P61" svg:x1="1.409cm" svg:y1="0.962cm" svg:x2="1.608cm" svg:y2="0.763cm"><text:p/></draw:line><draw:frame draw:style-name="gr27" draw:text-style-name="P62" svg:width="0.325cm" svg:height="0.414cm" svg:x="1.374cm" svg:y="0.25cm"><draw:text-box><text:p text:style-name="P51"><text:span text:style-name="T28">A</text:span></text:p></draw:text-box></draw:frame><draw:frame draw:style-name="gr27" draw:text-style-name="P62" svg:width="0.325cm" svg:height="0.414cm" svg:x="1.374cm" svg:y="0.25cm"><draw:text-box><text:p text:style-name="P51"><text:span text:style-name="T28">A</text:span></text:p></draw:text-box></draw:frame></draw:g><text:span text:style-name="_5f_BVS"><text:span text:style-name="T17"/></text:span></text:p>
                    </text:list-item>
                  </text:list>
                </text:list-item>
              </text:list>
            </table:table-cell>
            <table:table-cell table:style-name="Tableau1.B1" office:value-type="string">
              <text:list xml:id="list215712267725176" text:continue-numbering="true" text:style-name="liste_5f_abc">
                <text:list-item>
                  <text:list>
                    <text:list-item>
                      <text:p text:style-name="P36"><draw:g text:anchor-type="paragraph" draw:z-index="6" draw:name="Forme9" draw:style-name="gr5"><draw:line draw:style-name="gr18" draw:text-style-name="P61" svg:x1="0.833cm" svg:y1="0.15cm" svg:x2="3.403cm" svg:y2="2.72cm"><text:p/></draw:line><draw:frame draw:style-name="gr31" draw:text-style-name="P62" svg:width="0.579cm" svg:height="0.477cm" draw:transform="rotate (-0.781034840267463) translate (3.32493055555556cm 1.952625cm)"><draw:text-box><text:p text:style-name="P51"><text:span text:style-name="T28">(d)</text:span></text:p></draw:text-box></draw:frame><draw:line draw:style-name="gr18" draw:text-style-name="P61" svg:x1="0.979cm" svg:y1="1.171cm" svg:x2="1.18cm" svg:y2="1.37cm"><text:p/></draw:line><draw:line draw:style-name="gr18" draw:text-style-name="P61" svg:x1="0.979cm" svg:y1="1.37cm" svg:x2="1.18cm" svg:y2="1.171cm"><text:p/></draw:line><draw:frame draw:style-name="gr31" draw:text-style-name="P62" svg:width="0.325cm" svg:height="0.477cm" svg:x="0.944cm" svg:y="0.656cm"><draw:text-box><text:p text:style-name="P51"><text:span text:style-name="T28">A</text:span></text:p></draw:text-box></draw:frame><draw:frame draw:style-name="gr31" draw:text-style-name="P62" svg:width="0.325cm" svg:height="0.477cm" svg:x="0.944cm" svg:y="0.656cm"><draw:text-box><text:p text:style-name="P51"><text:span text:style-name="T28">A</text:span></text:p></draw:text-box></draw:frame></draw:g><text:span text:style-name="_5f_BVS"><text:span text:style-name="T16"/></text:span></text:p>
                    </text:list-item>
                  </text:list>
                </text:list-item>
              </text:list>
            </table:table-cell>
            <table:table-cell table:style-name="Tableau1.B1" office:value-type="string">
              <text:list xml:id="list215712141343445" text:continue-numbering="true" text:style-name="liste_5f_abc">
                <text:list-item>
                  <text:list>
                    <text:list-item>
                      <text:p text:style-name="P36"><text:span text:style-name="_5f_BVS"><text:span text:style-name="T16"/></text:span></text:p>
                    </text:list-item>
                  </text:list>
                </text:list-item>
              </text:list>
            </table:table-cell>
            <table:table-cell table:style-name="Tableau1.B1" office:value-type="string">
              <text:list xml:id="list215712089885372" text:continue-numbering="true" text:style-name="liste_5f_abc">
                <text:list-item>
                  <text:list>
                    <text:list-item>
                      <text:p text:style-name="P36"><text:span text:style-name="_5f_BVS"><text:span text:style-name="T16"/></text:span></text:p>
                    </text:list-item>
                  </text:list>
                </text:list-item>
              </text:list>
            </table:table-cell>
          </table:table-row>
        </table:table-header-rows>
      </table:table>
      <text:list xml:id="list215711284472937" text:continue-list="list215711237148652" text:style-name="Num_5f_Exo">
        <text:list-item>
          <text:h text:style-name="P33" text:outline-level="1"><draw:g text:anchor-type="paragraph" draw:z-index="12" draw:name="Forme10" draw:style-name="gr5"><draw:frame draw:style-name="gr21" draw:text-style-name="P52" svg:width="1.622cm" svg:height="0.844cm" draw:transform="rotate (0.780860307342263) translate (2.18722222222222cm 1.94027777777778cm)"><draw:text-box><text:p text:style-name="P51"><text:span text:style-name="T23">(d)</text:span></text:p></draw:text-box></draw:frame><draw:g draw:style-name="gr22"><draw:frame draw:style-name="gr23" draw:text-style-name="P52" svg:width="0.315cm" svg:height="0.664cm" svg:x="2.42cm" svg:y="3.343cm"><draw:text-box><text:p text:style-name="P51"><text:span text:style-name="T23">A</text:span></text:p></draw:text-box></draw:frame><draw:line draw:style-name="gr24" draw:text-style-name="P59" svg:x1="0.072cm" svg:y1="4.898cm" svg:x2="3.074cm" svg:y2="1.898cm"><text:p/></draw:line><draw:g draw:style-name="gr22"><draw:line draw:style-name="gr18" draw:text-style-name="P59" svg:x1="2.242cm" svg:y1="3.853cm" svg:x2="2.441cm" svg:y2="4.054cm"><text:p/></draw:line><draw:line draw:style-name="gr18" draw:text-style-name="P59" svg:x1="2.242cm" svg:y1="4.054cm" svg:x2="2.441cm" svg:y2="3.853cm"><text:p/></draw:line></draw:g></draw:g></draw:g> Dans chaque cas, trace d’abord,<text:span text:style-name="T15"> </text:span><text:span text:style-name="T13">à main levée</text:span>, la droite parallèle à la droite (d) passant par le point A<text:span text:style-name="T18">, puis reprends la construction en dessous </text:span><text:span text:style-name="T13">avec l’équerre et la règle</text:span><text:span text:style-name="T12"> </text:span><text:span text:style-name="T14">pour vérifier ton tracé</text:span><text:span text:style-name="T12">.</text:span></text:h>
        </text:list-item>
      </text:list>
      <table:table table:name="Tableau10" table:style-name="Tableau10">
        <table:table-column table:style-name="Tableau10.A"/>
        <table:table-column table:style-name="Tableau10.B" table:number-columns-repeated="2"/>
        <table:table-column table:style-name="Tableau10.D"/>
        <table:table-header-rows>
          <table:table-row table:style-name="Tableau10.1">
            <table:table-cell table:style-name="Tableau10.A1" office:value-type="string">
              <text:list xml:id="list215710798386796" text:continue-list="list215712089885372" text:style-name="liste_5f_abc">
                <text:list-item>
                  <text:list>
                    <text:list-item text:start-value="1">
                      <text:p text:style-name="P38"><draw:frame text:anchor-type="paragraph" draw:z-index="21" draw:name="Forme 1" draw:style-name="gr1" draw:text-style-name="P52" svg:width="1.692cm" svg:height="1.488cm" draw:transform="rotate (-0.170693200845045) translate (17.653cm 2.79929166666667cm)"><draw:text-box><text:p text:style-name="P51"><text:span text:style-name="T23">(d)</text:span></text:p></draw:text-box></draw:frame><text:span text:style-name="_5f_BVS"><text:span text:style-name="T16"/></text:span></text:p>
                    </text:list-item>
                  </text:list>
                </text:list-item>
              </text:list>
            </table:table-cell>
            <table:table-cell table:style-name="Tableau10.B1" office:value-type="string">
              <text:list xml:id="list215712492280878" text:continue-numbering="true" text:style-name="liste_5f_abc">
                <text:list-item>
                  <text:list>
                    <text:list-item>
                      <text:p text:style-name="P37"><draw:frame text:anchor-type="paragraph" draw:z-index="13" draw:name="Forme11" draw:style-name="gr20" draw:text-style-name="P52" svg:width="0.317cm" svg:height="0.666cm" svg:x="2.641cm" svg:y="0.531cm"><draw:text-box><text:p text:style-name="P51"><text:span text:style-name="T23">A</text:span></text:p></draw:text-box></draw:frame><draw:line text:anchor-type="paragraph" draw:z-index="14" draw:name="Forme14" draw:style-name="gr19" draw:text-style-name="P59" svg:x1="0.442cm" svg:y1="0.927cm" svg:x2="3.909cm" svg:y2="2.538cm"><text:p/></draw:line><draw:frame text:anchor-type="paragraph" draw:z-index="15" draw:name="Forme15" draw:style-name="gr1" draw:text-style-name="P52" svg:width="1.692cm" svg:height="1.488cm" draw:transform="rotate (-0.429176463065406) translate (3.66888888888889cm 1.85384722222222cm)"><draw:text-box><text:p text:style-name="P51"><text:span text:style-name="T23">(d)</text:span></text:p></draw:text-box></draw:frame><draw:g text:anchor-type="paragraph" draw:z-index="16" draw:name="Forme16" draw:style-name="gr17"><draw:line draw:style-name="gr18" draw:text-style-name="P59" svg:x1="2.644cm" svg:y1="0.405cm" svg:x2="2.843cm" svg:y2="0.604cm"><text:p/></draw:line><draw:line draw:style-name="gr18" draw:text-style-name="P59" svg:x1="2.644cm" svg:y1="0.604cm" svg:x2="2.843cm" svg:y2="0.405cm"><text:p/></draw:line></draw:g><text:span text:style-name="_5f_BVS"><text:span text:style-name="T16"/></text:span></text:p>
                    </text:list-item>
                  </text:list>
                </text:list-item>
              </text:list>
            </table:table-cell>
            <table:table-cell table:style-name="Tableau10.B1" office:value-type="string">
              <text:list xml:id="list215712379639136" text:continue-numbering="true" text:style-name="liste_5f_abc">
                <text:list-item>
                  <text:list>
                    <text:list-item>
                      <text:p text:style-name="P36"><draw:g text:anchor-type="paragraph" draw:z-index="11" draw:name="Forme12" draw:style-name="gr5"><draw:line draw:style-name="gr24" draw:text-style-name="P59" svg:x1="0.532cm" svg:y1="3.018cm" svg:x2="4.05cm" svg:y2="0.824cm"><text:p/></draw:line><draw:frame draw:style-name="gr25" draw:text-style-name="P52" svg:width="1.315cm" svg:height="0.957cm" draw:transform="rotate (0.630063859969953) translate (3.04270833333333cm 0.850194444444444cm)"><draw:text-box><text:p text:style-name="P51"><text:span text:style-name="T23">(d)</text:span></text:p></draw:text-box></draw:frame><draw:line draw:style-name="gr24" draw:text-style-name="P59" svg:x1="1.032cm" svg:y1="3.019cm" svg:x2="1.875cm" svg:y2="-0.001cm"><text:p/></draw:line><draw:frame draw:style-name="gr23" draw:text-style-name="P52" svg:width="0.315cm" svg:height="0.664cm" svg:x="0.651cm" svg:y="0.577cm"><draw:text-box><text:p text:style-name="P51"><text:span text:style-name="T23">A</text:span></text:p></draw:text-box></draw:frame><draw:g draw:style-name="gr22"><draw:line draw:style-name="gr18" draw:text-style-name="P59" svg:x1="0.719cm" svg:y1="1.115cm" svg:x2="0.918cm" svg:y2="1.316cm"><text:p/></draw:line><draw:line draw:style-name="gr18" draw:text-style-name="P59" svg:x1="0.719cm" svg:y1="1.316cm" svg:x2="0.918cm" svg:y2="1.115cm"><text:p/></draw:line></draw:g></draw:g><text:span text:style-name="_5f_BVS"><text:span text:style-name="T16"/></text:span></text:p>
                    </text:list-item>
                  </text:list>
                </text:list-item>
              </text:list>
            </table:table-cell>
            <table:table-cell table:style-name="Tableau10.B1" office:value-type="string">
              <text:list xml:id="list215711261957543" text:continue-numbering="true" text:style-name="liste_5f_abc">
                <text:list-item>
                  <text:list>
                    <text:list-item>
                      <text:p text:style-name="P36"><draw:g text:anchor-type="paragraph" draw:z-index="8" draw:name="Forme13" draw:style-name="gr5"><draw:line draw:style-name="gr24" draw:text-style-name="P59" svg:x1="0.235cm" svg:y1="2.252cm" svg:x2="4.335cm" svg:y2="2.978cm"><text:p/></draw:line><draw:line draw:style-name="gr24" draw:text-style-name="P59" svg:x1="1.337cm" svg:y1="0.178cm" svg:x2="4.32cm" svg:y2="2.393cm"><text:p/></draw:line><draw:frame draw:style-name="gr28" draw:text-style-name="P52" svg:width="1.652cm" svg:height="1.899cm" draw:transform="rotate (-0.643677428135509) translate (3.92641666666667cm 1.32997222222222cm)"><draw:text-box><text:p text:style-name="P51"><text:span text:style-name="T23">(d')</text:span></text:p></draw:text-box></draw:frame><draw:line draw:style-name="gr24" draw:text-style-name="P59" svg:x1="0.321cm" svg:y1="3.03cm" svg:x2="3.597cm" svg:y2="0.647cm"><text:p/></draw:line><draw:frame draw:style-name="gr29" draw:text-style-name="P52" svg:width="1.322cm" svg:height="1.488cm" draw:transform="rotate (0.63093652459595) translate (2.30893055555556cm 0.829027777777778cm)"><draw:text-box><text:p text:style-name="P51"><text:span text:style-name="T23">(d'')</text:span></text:p></draw:text-box></draw:frame><draw:frame draw:style-name="gr30" draw:text-style-name="P52" svg:width="0.287cm" svg:height="0.666cm" svg:x="2.493cm" svg:y="1.891cm"><draw:text-box><text:p text:style-name="P51"><text:span text:style-name="T23">A</text:span></text:p></draw:text-box></draw:frame><draw:g draw:style-name="gr22"><draw:line draw:style-name="gr18" draw:text-style-name="P59" svg:x1="2.921cm" svg:y1="2.076cm" svg:x2="3.12cm" svg:y2="2.277cm"><text:p/></draw:line><draw:line draw:style-name="gr18" draw:text-style-name="P59" svg:x1="2.921cm" svg:y1="2.277cm" svg:x2="3.12cm" svg:y2="2.076cm"><text:p/></draw:line></draw:g></draw:g><text:span text:style-name="_5f_BVS"><text:span text:style-name="T16"/></text:span></text:p>
                    </text:list-item>
                  </text:list>
                </text:list-item>
              </text:list>
            </table:table-cell>
          </table:table-row>
        </table:table-header-rows>
      </table:table>
      <text:list xml:id="list215711390731537" text:continue-list="list215711284472937" text:style-name="Num_5f_Exo">
        <text:list-item>
          <text:h text:style-name="P31" text:outline-level="1"><text:span text:style-name="Bold_5f_niv1"><text:span text:style-name="T18"> </text:span></text:span><text:span text:style-name="Bold_5f_niv1">Parallèles et perpendiculaires</text:span></text:h>
        </text:list-item>
      </text:list>
      <text:list xml:id="list215710706860414" text:continue-list="list215711261957543" text:style-name="liste_5f_abc">
        <text:list-item text:start-value="1">
          <text:p text:style-name="P39">Construis ci-<text:span text:style-name="T19">dessous, cinq</text:span> droites (d<text:span text:style-name="T20">1</text:span>), (d<text:span text:style-name="T20">2</text:span>), (d<text:span text:style-name="T20">3</text:span>), (d<text:span text:style-name="T20">4</text:span>) et (d<text:span text:style-name="T20">5</text:span>) telles que : </text:p>
        </text:list-item>
      </text:list>
      <text:section text:style-name="Sect1" text:name="Section1">
        <text:list xml:id="list1844401798" text:style-name="_5f_Numérotation_20_des_20_exercices_20_livrets">
          <text:list-item>
            <text:list>
              <text:list-item>
                <text:list>
                  <text:list-item>
                    <text:p text:style-name="P41">(d<text:span text:style-name="T20">1</text:span>) <text:span text:style-name="T21">⊥</text:span> (d<text:span text:style-name="T20">2</text:span>)</text:p>
                  </text:list-item>
                  <text:list-item>
                    <text:p text:style-name="P42">(d<text:span text:style-name="T20">2</text:span>) // (d<text:span text:style-name="T20">3</text:span>)</text:p>
                  </text:list-item>
                  <text:list-item>
                    <text:p text:style-name="P42">(d<text:span text:style-name="T20">3</text:span>) <text:span text:style-name="T21">⊥</text:span> (d<text:span text:style-name="T20">4</text:span>)</text:p>
                  </text:list-item>
                  <text:list-item>
                    <text:p text:style-name="P42">(d<text:span text:style-name="T20">4</text:span>) // (d<text:span text:style-name="T20">5</text:span>)</text:p>
                  </text:list-item>
                </text:list>
              </text:list-item>
            </text:list>
          </text:list-item>
        </text:list>
      </text:section>
      <text:p text:style-name="P28"/>
      <text:p text:style-name="P28"/>
      <text:p text:style-name="P28"/>
      <text:p text:style-name="P29"/>
      <text:list xml:id="list215711374313757" text:continue-list="list215710706860414" text:style-name="liste_5f_abc">
        <text:list-item>
          <text:p text:style-name="P40">Complète avec le symbole <text:span text:style-name="T21">⊥</text:span> ou //.</text:p>
        </text:list-item>
      </text:list>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list xml:id="list215711816801011" text:continue-list="list1844401798" text:style-name="_5f_Numérotation_20_des_20_exercices_20_livrets">
                <text:list-item>
                  <text:list>
                    <text:list-item>
                      <text:list>
                        <text:list-item>
                          <text:p text:style-name="P46">(d<text:span text:style-name="T20">1</text:span>) <text:span text:style-name="_5f_pointillés_20_gris">........ </text:span>(d<text:span text:style-name="T20">5</text:span>)</text:p>
                        </text:list-item>
                      </text:list>
                    </text:list-item>
                  </text:list>
                </text:list-item>
              </text:list>
            </table:table-cell>
            <table:table-cell table:style-name="Tableau8.A1" office:value-type="string">
              <text:list xml:id="list215712549093209" text:continue-numbering="true" text:style-name="_5f_Numérotation_20_des_20_exercices_20_livrets">
                <text:list-item>
                  <text:list>
                    <text:list-item>
                      <text:list>
                        <text:list-item>
                          <text:p text:style-name="P46">(d<text:span text:style-name="T20">2</text:span>) <text:span text:style-name="_5f_pointillés_20_gris">........ </text:span>(d<text:span text:style-name="T20">4</text:span>)</text:p>
                        </text:list-item>
                      </text:list>
                    </text:list-item>
                  </text:list>
                </text:list-item>
              </text:list>
            </table:table-cell>
            <table:table-cell table:style-name="Tableau8.A1" office:value-type="string">
              <text:list xml:id="list215712362251908" text:continue-numbering="true" text:style-name="_5f_Numérotation_20_des_20_exercices_20_livrets">
                <text:list-item>
                  <text:list>
                    <text:list-item>
                      <text:list>
                        <text:list-item>
                          <text:p text:style-name="P46">(d<text:span text:style-name="T20">3</text:span>) <text:span text:style-name="_5f_pointillés_20_gris">........ </text:span>(d<text:span text:style-name="T20">5</text:span>)</text:p>
                        </text:list-item>
                      </text:list>
                    </text:list-item>
                  </text:list>
                </text:list-item>
              </text:list>
            </table:table-cell>
          </table:table-row>
        </table:table-header-rows>
      </table:table>
      <text:list xml:id="list215711682938239" text:continue-list="list215711374313757" text:style-name="liste_5f_abc">
        <text:list-item>
          <text:p text:style-name="P43">En t’aidant de la figure, cite <text:span text:style-name="T19">trois</text:span> autres paires de droites perpendiculaires ou parallèles.</text:p>
        </text:list-item>
      </text:list>
      <text:list xml:id="list215711117718265" text:continue-list="list215712362251908" text:style-name="_5f_Numérotation_20_des_20_exercices_20_livrets">
        <text:list-item>
          <text:list>
            <text:list-header>
              <text:p text:style-name="P34"><text:span text:style-name="_5f_pointillés_20_gris"><text:span text:style-name="T22"><text:tab/></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adornments="Oblique" style:font-family-generic="swiss" style:font-pitch="variable"/>
    <style:font-face style:name="Bitstream Vera Sans1" svg:font-family="'Bitstream Vera Sans'" style:font-family-generic="swiss" style:font-pitch="variable"/>
    <style:font-face style:name="Bitstream Vera Sans2" svg:font-family="'Bitstream Vera Sans'" style:font-adornments="Roman"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Bold Oblique" style:font-family-generic="swis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Lucida Sans1" svg:font-family="'Lucida Sans'" style:font-pitch="variable"/>
    <style:font-face style:name="MS Gothic" svg:font-family="'MS Gothic'"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adornments="Oblique" style:font-pitch="variable" style:font-charset="x-symbol"/>
    <style:font-face style:name="OpenSymbol2"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pitch="variable"/>
    <style:font-face style:name="Tahoma1" svg:font-family="Tahoma"/>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En-tête">
      <style:text-properties fo:font-size="15pt" fo:letter-spacing="-0.007cm" officeooo:rsid="002da2af" officeooo:paragraph-rsid="002da2af" style:font-size-asian="15pt" style:font-size-complex="15pt"/>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2da2af"/>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1" fo:font-size="16pt" fo:font-weight="bold" style:font-size-asian="16pt" style:font-weight-asian="bold" style:font-size-complex="16pt" style:font-weight-complex="bold"/>
    </style:style>
    <style:style style:name="MT6" style:family="text">
      <style:text-properties officeooo:rsid="0038b99f"/>
    </style:style>
    <style:style style:name="MT7"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7fb241" style:height="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_5f_Fiche_20_éditeur_20_impaire_20__28_D_29_" style:display-name="_Fiche éditeur impaire (D)" style:page-layout-name="Mpm2" draw:style-name="Mdp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draw:style-name="Mdp2"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style-name="Tableau18.A1"/>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3"/>
      </style:header>
    </style:master-page>
    <style:master-page style:name="Endnote" style:page-layout-name="Mpm5" draw:style-name="Mdp2"/>
    <style:master-page style:name="_5f_Fiche_20_éditeur_20_série_20_1_20_impaire_20__28_D_29_" style:display-name="_Fiche éditeur série 1 impaire (D)" style:page-layout-name="Mpm6" draw:style-name="Mdp2"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draw:style-name="Mdp2">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draw:style-name="Mdp2"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draw:style-name="Mdp2"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draw:style-name="Mdp2"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draw:style-name="Mdp2"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draw:style-name="Mdp2"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draw:style-name="Mdp2"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draw:style-name="Mdp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draw:style-name="Mdp2"/>
    <style:master-page style:name="_5f_Fiche_20_éditeur_20__20__28_une_20_colonne_29__20__20_impaire_20__28_D_29_" style:display-name="_Fiche éditeur  (une colonne)  impaire (D)" style:page-layout-name="Mpm14" draw:style-name="Mdp2"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draw:style-name="Mdp2"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_5f_Fiche_20_éditeur_20_série_20_5_20_paire_20__28_D_29_" style:display-name="_Fiche éditeur série 5 paire (D)" style:page-layout-name="Mpm18" draw:style-name="Mdp2" style:next-style-name="_5f_Fiche_20_éditeur_20_série_20_1_20_paire_20__28_G_29_">
      <style:header>
        <text:p text:style-name="Header">Série 5 : Déterminer une fonction linéaire ou affine par le calcul</text:p>
      </style:header>
      <style:footer>
        <text:p text:style-name="MP22">Chapitre G2 : Triangles</text:p>
      </style:footer>
      <style:footer-left>
        <text:p text:style-name="MP23">Fonctions linéaires et affines : Chapitre D2</text:p>
      </style:footer-left>
    </style:master-page>
    <style:master-page style:name="First_20_Page" style:display-name="First Page" style:page-layout-name="Mpm19" draw:style-name="Mdp2" style:next-style-name="Standard"/>
    <style:master-page style:name="Envelope" style:page-layout-name="Mpm20" draw:style-name="Mdp2"/>
    <style:master-page style:name="Index" style:page-layout-name="Mpm19" draw:style-name="Mdp2"/>
    <style:master-page style:name="Footnote" style:page-layout-name="Mpm21" draw:style-name="Mdp2"/>
    <style:master-page style:name="Landscape" style:page-layout-name="Mpm22" draw:style-name="Mdp2"/>
    <style:master-page style:name="_5f_Fiche_20_éditeur_20_série_20_2_20_une_20_colonne_20_impaire_20__28_G_29_" style:display-name="_Fiche éditeur série 2 une colonne impaire (G)" style:page-layout-name="Mpm23" draw:style-name="Mdp1">
      <style:header>
        <text:p text:style-name="MP24"><draw:path text:anchor-type="paragraph" draw:z-index="18" draw:name="Forme1" draw:style-name="Mgr1" draw:text-style-name="MP25" svg:width="4.329cm" svg:height="2.24cm" svg:x="-1.499cm" svg:y="-1cm" svg:viewBox="0 0 4330 2241" svg:d="M0 2241l3984-288c209-15 363-168 345-342l-170-1611h-4159z"><text:p/></draw:path><draw:frame text:anchor-type="paragraph" draw:z-index="19" draw:name="Forme2" draw:style-name="Mgr2" draw:text-style-name="MP27" svg:width="2.703cm" svg:height="0.715cm" draw:transform="rotate (0.0872664625997165) translate (-0.172861111111111cm 0.218722222222222cm)"><draw:text-box><text:p text:style-name="MP26"><text:span text:style-name="MT5">Série 1</text:span></text:p></draw:text-box></draw:frame><draw:line text:anchor-type="paragraph" draw:z-index="20" draw:name="Forme3" draw:style-name="Mgr3" draw:text-style-name="MP26" svg:x1="19.306cm" svg:y1="0.36cm" svg:x2="20.5cm" svg:y2="0.36cm"><text:p/></draw:line>Reconnaître des droites parallèles et perpendiculaires</text:p>
      </style:header>
      <style:footer>
        <text:p text:style-name="MP28"><draw:frame draw:style-name="Mfr1" draw:name="Cadre1" text:anchor-type="paragraph" svg:y="-0.06cm" draw:z-index="1"><draw:text-box fo:min-height="0.499cm" fo:min-width="3cm"><draw:frame draw:style-name="Mfr2" draw:name="Cadre2" text:anchor-type="frame" svg:x="0.45cm" svg:y="0.079cm" svg:width="0.817cm" draw:z-index="2"><draw:text-box fo:min-height="0.355cm"><text:p text:style-name="MP29"><draw:g text:anchor-type="paragraph" draw:z-index="0" draw:name="Forme4" draw:style-name="Mgr4"><draw:path draw:style-name="Mgr5" draw:text-style-name="MP30" svg:width="0.855cm" svg:height="1.172cm" svg:x="-0.03cm" svg:y="-0.194cm" svg:viewBox="0 0 856 1173" svg:d="M856 1173h-856v-991c0-100 79-182 175-182h505c97 0 176 82 176 182z"><text:p/></draw:path></draw:g><text:page-number text:select-page="current">86</text:page-number></text:p></draw:text-box></draw:frame><text:p text:style-name="MP31">Angles <text:span text:style-name="MT6">et triangles</text:span> • <text:span text:style-name="MT7">D1</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2-09-03T21:57:10.334000000</dc:date>
    <meta:editing-duration>PT7H15M57S</meta:editing-duration>
    <meta:editing-cycles>76</meta:editing-cycles>
    <meta:generator>LibreOffice/7.2.5.2$Windows_X86_64 LibreOffice_project/499f9727c189e6ef3471021d6132d4c694f357e5</meta:generator>
    <dc:subject>diviser</dc:subject>
    <dc:title>A3_3 série 1 </dc:title>
    <meta:document-statistic meta:table-count="4" meta:image-count="0" meta:object-count="0" meta:page-count="1" meta:paragraph-count="77" meta:word-count="409" meta:character-count="2927" meta:non-whitespace-character-count="2194"/>
  </office:meta>
</office:document-meta>
</file>